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5.68854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Бор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6"/>
        <table:table-column table:style-name="co7" table:default-cell-style-name="ce6"/>
        <table:table-column table:style-name="co6" table:number-columns-repeated="16377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4">
            <text:p>улица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с. Большое Алдаркино</text:p>
          </table:table-cell>
          <table:table-cell office:value-type="string" table:style-name="ce8">
            <text:p>ул. Совет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с. Большое Алдаркино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с. Большое Алдаркино</text:p>
          </table:table-cell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с. Большое Алдаркино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с. Большое Алдаркино</text:p>
          </table:table-cell>
          <table:table-cell office:value-type="string" table:style-name="ce8">
            <text:p>ул. Подго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с. Большое Алдаркино</text:p>
          </table:table-cell>
          <table:table-cell office:value-type="string" table:style-name="ce8">
            <text:p>ул. Первома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с. Малое Аладаркино</text:p>
          </table:table-cell>
          <table:table-cell office:value-type="string" table:style-name="ce8">
            <text:p>ул. Кооперат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с. Малое Аладаркино</text:p>
          </table:table-cell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п. Красная Зорька</text:p>
          </table:table-cell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п. Красная Зорь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п. Скипидарный</text:p>
          </table:table-cell>
          <table:table-cell office:value-type="string" table:style-name="ce8">
            <text:p>ул. Сосн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п. Лесной</text:p>
          </table:table-cell>
          <table:table-cell office:value-type="string" table:style-name="ce8">
            <text:p>ул. Железнодоро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п. Лесной</text:p>
          </table:table-cell>
          <table:table-cell office:value-type="string" table:style-name="ce8">
            <text:p>ул. Мокша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п. Лесной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льшое Алдаркино</text:p>
          </table:table-cell>
          <table:table-cell office:value-type="string" table:style-name="ce7">
            <text:p>п. Лесной</text:p>
          </table:table-cell>
          <table:table-cell office:value-type="string" table:style-name="ce8">
            <text:p>ул. Черемушки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Большая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Бор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ш. Борское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Бузулук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Бузулукски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Вавил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Вишн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Вод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Вокз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Восто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Гагар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Д.Бедного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Дружбы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Железнодоро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Запад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Интернацион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Каза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Калин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Карла-Либкнехт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Коммунистиче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Комсомол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Кооперат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Красноарме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Круп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Куста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Лен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Ленинград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Ленинградски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Привокзаль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Пролетарски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Степана Раз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Мир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Октябрьски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Специалистов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Строителе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Больнич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Хлеб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им. В.Егорова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Озер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Централь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Молодеж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Озёр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Осо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атр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ервома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есо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ионер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обеды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одго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олоуст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очт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ривокз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ривокзальный пер.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ролетар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Пролетарски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ромышлен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рофессион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Пушк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Рабоч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Раду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Ролик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амар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ветл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еве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ирен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оветская<text:s text:c="2"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овхоз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олн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осн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тепана Раз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пер. Степана Разина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Степ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Ташкент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Тенист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Транспорт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Урал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Уральски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Хво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Хиви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Чапае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Черемша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Шоссе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Юбиле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с. Борское</text:p>
          </table:table-cell>
          <table:table-cell office:value-type="string" table:style-name="ce8">
            <text:p>ул. Ю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Борское</text:p>
          </table:table-cell>
          <table:table-cell office:value-type="string" table:style-name="ce7">
            <text:p>п. Немчанка</text:p>
          </table:table-cell>
          <table:table-cell office:value-type="string" table:style-name="ce8">
            <text:p>ул. Подшипник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Благодаровка<text:s/></text:p>
          </table:table-cell>
          <table:table-cell office:value-type="string" table:style-name="ce8">
            <text:p>ул. <text:s/>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Благодаровка<text:s/>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Благодаровка<text:s/>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Звезд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Кооперат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Набер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Тул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Широчен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Бере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Больш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Дачный пер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Дымко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пер. Мир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Набер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Солн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Тамбо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Тихий пер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Гвардейцы</text:p>
          </table:table-cell>
          <table:table-cell office:value-type="string" table:style-name="ce7">
            <text:p>с. Гвардейцы<text:s/>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Долматовка</text:p>
          </table:table-cell>
          <table:table-cell office:value-type="string" table:style-name="ce7">
            <text:p>с.Долматовка</text:p>
          </table:table-cell>
          <table:table-cell office:value-type="string" table:style-name="ce8">
            <text:p>ул. Молодё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Долматовка</text:p>
          </table:table-cell>
          <table:table-cell office:value-type="string" table:style-name="ce7">
            <text:p>с.Долматовка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Долматовка</text:p>
          </table:table-cell>
          <table:table-cell office:value-type="string" table:style-name="ce7">
            <text:p>с.Долматовка</text:p>
          </table:table-cell>
          <table:table-cell office:value-type="string" table:style-name="ce8">
            <text:p>ул. Специалист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Долматовка</text:p>
          </table:table-cell>
          <table:table-cell office:value-type="string" table:style-name="ce7">
            <text:p>с.Долматов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Долматовка</text:p>
          </table:table-cell>
          <table:table-cell office:value-type="string" table:style-name="ce7">
            <text:p>с.Неприк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Долматовка</text:p>
          </table:table-cell>
          <table:table-cell office:value-type="string" table:style-name="ce7">
            <text:p>с.Неприк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Долматовка</text:p>
          </table:table-cell>
          <table:table-cell office:value-type="string" table:style-name="ce7">
            <text:p>с.Неприк</text:p>
          </table:table-cell>
          <table:table-cell office:value-type="string" table:style-name="ce8">
            <text:p>ул. Цвето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Заплавное</text:p>
          </table:table-cell>
          <table:table-cell office:value-type="string" table:style-name="ce8">
            <text:p>ул. Берез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Заплавное</text:p>
          </table:table-cell>
          <table:table-cell office:value-type="string" table:style-name="ce8">
            <text:p>ул. Ветлян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Заплавное</text:p>
          </table:table-cell>
          <table:table-cell office:value-type="string" table:style-name="ce8">
            <text:p>ул. Воробье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Заплавное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Заплавное</text:p>
          </table:table-cell>
          <table:table-cell office:value-type="string" table:style-name="ce8">
            <text:p>ул. Иван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Заплавное</text:p>
          </table:table-cell>
          <table:table-cell office:value-type="string" table:style-name="ce8">
            <text:p>ул. Кур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Заплавное</text:p>
          </table:table-cell>
          <table:table-cell office:value-type="string" table:style-name="ce8">
            <text:p>ул. Любим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Заплавное</text:p>
          </table:table-cell>
          <table:table-cell office:value-type="string" table:style-name="ce8">
            <text:p>ул. Молодежная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Заплавное</text:p>
          </table:table-cell>
          <table:table-cell office:value-type="string" table:style-name="ce8">
            <text:p>ул. Набер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Заплавное</text:p>
          </table:table-cell>
          <table:table-cell office:value-type="string" table:style-name="ce8">
            <text:p>ул. Чернонеб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Алексеевка</text:p>
          </table:table-cell>
          <table:table-cell office:value-type="string" table:style-name="ce8">
            <text:p>ул. Да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Алексеевка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Алексеевка</text:p>
          </table:table-cell>
          <table:table-cell office:value-type="string" table:style-name="ce8">
            <text:p>ул. Молодежная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Алексеевка</text:p>
          </table:table-cell>
          <table:table-cell office:value-type="string" table:style-name="ce8">
            <text:p>ул. Школьная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п.им. Клары Цеткин</text:p>
          </table:table-cell>
          <table:table-cell office:value-type="string" table:style-name="ce8">
            <text:p>ул. Центральная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Заплавное</text:p>
          </table:table-cell>
          <table:table-cell office:value-type="string" table:style-name="ce7">
            <text:p>с. Мойка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Больш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Верхне-Лени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Комарова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Комарова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Крестья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Нижне-Лени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Октябр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пер. Октябрьски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Первома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Планет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с. Коноваловка</text:p>
          </table:table-cell>
          <table:table-cell office:value-type="string" table:style-name="ce8">
            <text:p>ул. Рабоч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п. Немчанка</text:p>
          </table:table-cell>
          <table:table-cell office:value-type="string" table:style-name="ce8">
            <text:p>ул. Рабоч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п. Немчанка</text:p>
          </table:table-cell>
          <table:table-cell office:value-type="string" table:style-name="ce8">
            <text:p>ул. Севе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5" table:style-name="ce7">
            <text:p>16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п. Немчанка</text:p>
          </table:table-cell>
          <table:table-cell office:value-type="string" table:style-name="ce8">
            <text:p>ул. Специалист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6" table:style-name="ce7">
            <text:p>16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п. Захаровка</text:p>
          </table:table-cell>
          <table:table-cell office:value-type="string" table:style-name="ce8">
            <text:p>пер. Специалистов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7" table:style-name="ce7">
            <text:p>16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п. Захаров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8" table:style-name="ce7">
            <text:p>16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Коноваловка</text:p>
          </table:table-cell>
          <table:table-cell office:value-type="string" table:style-name="ce7">
            <text:p>п. Захаровка</text:p>
          </table:table-cell>
          <table:table-cell office:value-type="string" table:style-name="ce8">
            <text:p>ул. Чапае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9" table:style-name="ce7">
            <text:p>16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оборское</text:p>
          </table:table-cell>
          <table:table-cell office:value-type="string" table:style-name="ce7">
            <text:p>п. Новоборский</text:p>
          </table:table-cell>
          <table:table-cell office:value-type="string" table:style-name="ce8">
            <text:p>ул. Губк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0" table:style-name="ce7">
            <text:p>17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оборское</text:p>
          </table:table-cell>
          <table:table-cell office:value-type="string" table:style-name="ce7">
            <text:p>п. Новоборский</text:p>
          </table:table-cell>
          <table:table-cell office:value-type="string" table:style-name="ce8">
            <text:p>ул. Коммун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1" table:style-name="ce7">
            <text:p>17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оборское</text:p>
          </table:table-cell>
          <table:table-cell office:value-type="string" table:style-name="ce7">
            <text:p>п. Новоборский</text:p>
          </table:table-cell>
          <table:table-cell office:value-type="string" table:style-name="ce8">
            <text:p>ул. Куйбыше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2" table:style-name="ce7">
            <text:p>17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оборское</text:p>
          </table:table-cell>
          <table:table-cell office:value-type="string" table:style-name="ce7">
            <text:p>п. Новоборский</text:p>
          </table:table-cell>
          <table:table-cell office:value-type="string" table:style-name="ce8">
            <text:p>ул. Мир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3" table:style-name="ce7">
            <text:p>17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оборское</text:p>
          </table:table-cell>
          <table:table-cell office:value-type="string" table:style-name="ce7">
            <text:p>п. Новоборский</text:p>
          </table:table-cell>
          <table:table-cell office:value-type="string" table:style-name="ce8">
            <text:p>ул. Нефтяник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4" table:style-name="ce7">
            <text:p>17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оборское</text:p>
          </table:table-cell>
          <table:table-cell office:value-type="string" table:style-name="ce7">
            <text:p>п. Новоборский</text:p>
          </table:table-cell>
          <table:table-cell office:value-type="string" table:style-name="ce8">
            <text:p>ул. Производствен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5" table:style-name="ce7">
            <text:p>17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оборское</text:p>
          </table:table-cell>
          <table:table-cell office:value-type="string" table:style-name="ce7">
            <text:p>п. Новоборский</text:p>
          </table:table-cell>
          <table:table-cell office:value-type="string" table:style-name="ce8">
            <text:p>ул. Специалист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6" table:style-name="ce7">
            <text:p>17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оборское</text:p>
          </table:table-cell>
          <table:table-cell office:value-type="string" table:style-name="ce7">
            <text:p>п. Новоборский</text:p>
          </table:table-cell>
          <table:table-cell office:value-type="string" table:style-name="ce8">
            <text:p>ул. Строителе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7" table:style-name="ce7">
            <text:p>17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оборское</text:p>
          </table:table-cell>
          <table:table-cell office:value-type="string" table:style-name="ce7">
            <text:p>п. Новоборский</text:p>
          </table:table-cell>
          <table:table-cell office:value-type="string" table:style-name="ce8">
            <text:p>пер. Строителе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8" table:style-name="ce7">
            <text:p>17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Елховка</text:p>
          </table:table-cell>
          <table:table-cell office:value-type="string" table:style-name="ce8">
            <text:p>ул. Елхо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9" table:style-name="ce7">
            <text:p>17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с.Богдановка</text:p>
          </table:table-cell>
          <table:table-cell office:value-type="string" table:style-name="ce8">
            <text:p>ул. Большая дорог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0" table:style-name="ce7">
            <text:p>18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с.Богдановка</text:p>
          </table:table-cell>
          <table:table-cell office:value-type="string" table:style-name="ce8">
            <text:p>ул. Верх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1" table:style-name="ce7">
            <text:p>18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с.Богдановка</text:p>
          </table:table-cell>
          <table:table-cell office:value-type="string" table:style-name="ce8">
            <text:p>ул. Дубин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2" table:style-name="ce7">
            <text:p>18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с.Богдановка</text:p>
          </table:table-cell>
          <table:table-cell office:value-type="string" table:style-name="ce8">
            <text:p>ул. Луган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3" table:style-name="ce7">
            <text:p>18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с.Богдановка</text:p>
          </table:table-cell>
          <table:table-cell office:value-type="string" table:style-name="ce8">
            <text:p>ул. Низ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4" table:style-name="ce7">
            <text:p>18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д.Сосенка</text:p>
          </table:table-cell>
          <table:table-cell office:value-type="string" table:style-name="ce8">
            <text:p>ул. Гладыше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5" table:style-name="ce7">
            <text:p>18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д.Сосенка</text:p>
          </table:table-cell>
          <table:table-cell office:value-type="string" table:style-name="ce8">
            <text:p>ул. Грязнух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6" table:style-name="ce7">
            <text:p>18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д.Сосенка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7" table:style-name="ce7">
            <text:p>18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д.Сосенка</text:p>
          </table:table-cell>
          <table:table-cell office:value-type="string" table:style-name="ce8">
            <text:p>ул. Казахский аул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8" table:style-name="ce7">
            <text:p>18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Марьевка</text:p>
          </table:table-cell>
          <table:table-cell office:value-type="string" table:style-name="ce8">
            <text:p>ул. Луговая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9" table:style-name="ce7">
            <text:p>18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с.Коптяжево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0" table:style-name="ce7">
            <text:p>19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с.Коптяжево</text:p>
          </table:table-cell>
          <table:table-cell office:value-type="string" table:style-name="ce8">
            <text:p>ул. Печ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1" table:style-name="ce7">
            <text:p>19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с.Коптяжево</text:p>
          </table:table-cell>
          <table:table-cell office:value-type="string" table:style-name="ce8">
            <text:p>ул. Чапае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2" table:style-name="ce7">
            <text:p>19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с.Коптяжево</text:p>
          </table:table-cell>
          <table:table-cell office:value-type="string" table:style-name="ce8">
            <text:p>ул. Ям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3" table:style-name="ce7">
            <text:p>19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Новый Кутулук</text:p>
          </table:table-cell>
          <table:table-cell office:value-type="string" table:style-name="ce8">
            <text:p>ул. Больни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4" table:style-name="ce7">
            <text:p>19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Новый Кутулук</text:p>
          </table:table-cell>
          <table:table-cell office:value-type="string" table:style-name="ce8">
            <text:p>ул. Набер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5" table:style-name="ce7">
            <text:p>19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Новый Кутулук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6" table:style-name="ce7">
            <text:p>19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Новый Кутулук</text:p>
          </table:table-cell>
          <table:table-cell office:value-type="string" table:style-name="ce8">
            <text:p>ул. Совет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7" table:style-name="ce7">
            <text:p>19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Новый Кутулук</text:p>
          </table:table-cell>
          <table:table-cell office:value-type="string" table:style-name="ce8">
            <text:p>ул. Степ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8" table:style-name="ce7">
            <text:p>19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Новый Кутулук</text:p>
          </table:table-cell>
          <table:table-cell office:value-type="string" table:style-name="ce8">
            <text:p>ул. Строителе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9" table:style-name="ce7">
            <text:p>19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Новый Кутулук</text:p>
          </table:table-cell>
          <table:table-cell office:value-type="string" table:style-name="ce8">
            <text:p>ул. Тепли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0" table:style-name="ce7">
            <text:p>20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Новый Кутулук</text:p>
          </table:table-cell>
          <table:table-cell office:value-type="string" table:style-name="ce8">
            <text:p>ул. Черемушки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1" table:style-name="ce7">
            <text:p>20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Новый Кутулук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2" table:style-name="ce7">
            <text:p>20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Новый Кутулук</text:p>
          </table:table-cell>
          <table:table-cell office:value-type="string" table:style-name="ce7">
            <text:p>п. Новый Кутулук</text:p>
          </table:table-cell>
          <table:table-cell office:value-type="string" table:style-name="ce8">
            <text:p>ул. Юбиле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3" table:style-name="ce7">
            <text:p>20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Языково<text:s/></text:p>
          </table:table-cell>
          <table:table-cell office:value-type="string" table:style-name="ce8">
            <text:p>ул. Колхозная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4" table:style-name="ce7">
            <text:p>20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Языково<text:s/></text:p>
          </table:table-cell>
          <table:table-cell office:value-type="string" table:style-name="ce8">
            <text:p>ул. Кооперат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5" table:style-name="ce7">
            <text:p>20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Языково<text:s/>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6" table:style-name="ce7">
            <text:p>20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Языково<text:s/></text:p>
          </table:table-cell>
          <table:table-cell office:value-type="string" table:style-name="ce8">
            <text:p>ул. Первома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7" table:style-name="ce7">
            <text:p>20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Языково<text:s/>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8" table:style-name="ce7">
            <text:p>20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пер. Больнич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9" table:style-name="ce7">
            <text:p>20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Завод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0" table:style-name="ce7">
            <text:p>21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Колхоз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1" table:style-name="ce7">
            <text:p>21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Комсомол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2" table:style-name="ce7">
            <text:p>21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Лен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3" table:style-name="ce7">
            <text:p>21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Набер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4" table:style-name="ce7">
            <text:p>21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Октябр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5" table:style-name="ce7">
            <text:p>21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Первома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6" table:style-name="ce7">
            <text:p>21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Пионер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7" table:style-name="ce7">
            <text:p>21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8" table:style-name="ce7">
            <text:p>21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Рабоч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9" table:style-name="ce7">
            <text:p>21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Совет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0" table:style-name="ce7">
            <text:p>22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ул. Спорт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1" table:style-name="ce7">
            <text:p>22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с.Петровка<text:s/></text:p>
          </table:table-cell>
          <table:table-cell office:value-type="string" table:style-name="ce8">
            <text:p>пер. Хлеб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2" table:style-name="ce7">
            <text:p>22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д.Новая Покровка<text:s/></text:p>
          </table:table-cell>
          <table:table-cell office:value-type="string" table:style-name="ce8">
            <text:p>ул. Звезд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3" table:style-name="ce7">
            <text:p>22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д.Новая Покровка<text:s/></text:p>
          </table:table-cell>
          <table:table-cell office:value-type="string" table:style-name="ce8">
            <text:p>ул. Кооперат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4" table:style-name="ce7">
            <text:p>22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д.Новая Покровка<text:s/></text:p>
          </table:table-cell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5" table:style-name="ce7">
            <text:p>22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7">
            <text:p>д.Новая Покровка<text:s/></text:p>
          </table:table-cell>
          <table:table-cell office:value-type="string" table:style-name="ce8">
            <text:p>ул. Тул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3">
          <table:table-cell office:value-type="float" office:value="226" table:style-name="ce7">
            <text:p>22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етровка</text:p>
          </table:table-cell>
          <table:table-cell office:value-type="string" table:style-name="ce9">
            <text:p>п.Прожектор<text:s/></text:p>
          </table:table-cell>
          <table:table-cell office:value-type="string" table:style-name="ce8">
            <text:p>ул. Да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7" table:style-name="ce7">
            <text:p>22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Подгорное</text:p>
          </table:table-cell>
          <table:table-cell office:value-type="string" table:style-name="ce8">
            <text:p>ул. Центральная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8" table:style-name="ce7">
            <text:p>22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Подгорное</text:p>
          </table:table-cell>
          <table:table-cell office:value-type="string" table:style-name="ce8">
            <text:p>ул. Комплек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9" table:style-name="ce7">
            <text:p>22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Ново-Геранькино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0" table:style-name="ce7">
            <text:p>23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Ново-Геранькино</text:p>
          </table:table-cell>
          <table:table-cell office:value-type="string" table:style-name="ce8">
            <text:p>ул. Цветочная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1" table:style-name="ce7">
            <text:p>23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п. Березняки</text:p>
          </table:table-cell>
          <table:table-cell office:value-type="string" table:style-name="ce8">
            <text:p>ул. Березовая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2" table:style-name="ce7">
            <text:p>23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c. Соковнинка</text:p>
          </table:table-cell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3" table:style-name="ce7">
            <text:p>23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c. Соковнинка</text:p>
          </table:table-cell>
          <table:table-cell office:value-type="string" table:style-name="ce8">
            <text:p>ул. Лесно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4" table:style-name="ce7">
            <text:p>23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c. Соковнинка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5" table:style-name="ce7">
            <text:p>23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c. Соковнинка</text:p>
          </table:table-cell>
          <table:table-cell office:value-type="string" table:style-name="ce8">
            <text:p>ул. Октябр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6" table:style-name="ce7">
            <text:p>23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c. Соковнинка</text:p>
          </table:table-cell>
          <table:table-cell office:value-type="string" table:style-name="ce8">
            <text:p>ул. Первома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7" table:style-name="ce7">
            <text:p>23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c. Соковнинка</text:p>
          </table:table-cell>
          <table:table-cell office:value-type="string" table:style-name="ce8">
            <text:p>ул. Победы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8" table:style-name="ce7">
            <text:p>23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Васильевка</text:p>
          </table:table-cell>
          <table:table-cell office:value-type="string" table:style-name="ce8">
            <text:p>ул. им. В.Егор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9" table:style-name="ce7">
            <text:p>23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Васильевка</text:p>
          </table:table-cell>
          <table:table-cell office:value-type="string" table:style-name="ce8">
            <text:p>пер. им. В.Егорова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0" table:style-name="ce7">
            <text:p>24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Васильевка</text:p>
          </table:table-cell>
          <table:table-cell office:value-type="string" table:style-name="ce8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1" table:style-name="ce7">
            <text:p>24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Васильевка</text:p>
          </table:table-cell>
          <table:table-cell office:value-type="string" table:style-name="ce8">
            <text:p>пер. Озер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2" table:style-name="ce7">
            <text:p>24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Васильев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3" table:style-name="ce7">
            <text:p>24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Васильевка</text:p>
          </table:table-cell>
          <table:table-cell office:value-type="string" table:style-name="ce8">
            <text:p>пер. Централь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4" table:style-name="ce7">
            <text:p>24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Бор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5" table:style-name="ce7">
            <text:p>24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6" table:style-name="ce7">
            <text:p>24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7" table:style-name="ce7">
            <text:p>24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Подсолнечное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8" table:style-name="ce7">
            <text:p>24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Подсолнечное</text:p>
          </table:table-cell>
          <table:table-cell office:value-type="string" table:style-name="ce8">
            <text:p>пер. Молодеж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9" table:style-name="ce7">
            <text:p>24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Подсолнечное</text:p>
          </table:table-cell>
          <table:table-cell office:value-type="string" table:style-name="ce8">
            <text:p>ул. Озё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0" table:style-name="ce7">
            <text:p>25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Подсолнечное</text:p>
          </table:table-cell>
          <table:table-cell office:value-type="string" table:style-name="ce8">
            <text:p>пер. Озёрный<text:s/>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1" table:style-name="ce7">
            <text:p>25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Подгорное</text:p>
          </table:table-cell>
          <table:table-cell office:value-type="string" table:style-name="ce7">
            <text:p>с. Подсолнечное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2" table:style-name="ce7">
            <text:p>25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 Гостевка</text:p>
          </table:table-cell>
          <table:table-cell office:value-type="string" table:style-name="ce8">
            <text:p>ул. Да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3" table:style-name="ce7">
            <text:p>25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 Гостевка</text:p>
          </table:table-cell>
          <table:table-cell office:value-type="string" table:style-name="ce8">
            <text:p>ул. Зал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4" table:style-name="ce7">
            <text:p>25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 Гостевка</text:p>
          </table:table-cell>
          <table:table-cell office:value-type="string" table:style-name="ce8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5" table:style-name="ce7">
            <text:p>25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 Гостевка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6" table:style-name="ce7">
            <text:p>25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Таволжанка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7" table:style-name="ce7">
            <text:p>25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Таволжанка</text:p>
          </table:table-cell>
          <table:table-cell office:value-type="string" table:style-name="ce8">
            <text:p>ул. Зеле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8" table:style-name="ce7">
            <text:p>25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Таволжан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9" table:style-name="ce7">
            <text:p>25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Таволжанка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0" table:style-name="ce7">
            <text:p>26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 Старая Таволжанка</text:p>
          </table:table-cell>
          <table:table-cell office:value-type="string" table:style-name="ce8">
            <text:p>ул. Восто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1" table:style-name="ce7">
            <text:p>26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 Старая Таволжанка</text:p>
          </table:table-cell>
          <table:table-cell office:value-type="string" table:style-name="ce8">
            <text:p>ул. Мир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2" table:style-name="ce7">
            <text:p>26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 Старая Таволжанка</text:p>
          </table:table-cell>
          <table:table-cell office:value-type="string" table:style-name="ce8">
            <text:p>ул. Набер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3" table:style-name="ce7">
            <text:p>26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 Старая Таволжанка</text:p>
          </table:table-cell>
          <table:table-cell office:value-type="string" table:style-name="ce8">
            <text:p>ул. Парк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4" table:style-name="ce7">
            <text:p>26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Таволжанка</text:p>
          </table:table-cell>
          <table:table-cell office:value-type="string" table:style-name="ce7">
            <text:p>с. Старая Таволжанка</text:p>
          </table:table-cell>
          <table:table-cell office:value-type="string" table:style-name="ce8">
            <text:p>ул. 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5" table:style-name="ce7">
            <text:p>26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Гагар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6" table:style-name="ce7">
            <text:p>266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Димитр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7" table:style-name="ce7">
            <text:p>267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Доро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8" table:style-name="ce7">
            <text:p>268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Кооперат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9" table:style-name="ce7">
            <text:p>269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70" table:style-name="ce7">
            <text:p>270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Низ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71" table:style-name="ce7">
            <text:p>271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72" table:style-name="ce7">
            <text:p>272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Строителе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73" table:style-name="ce7">
            <text:p>273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Титов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74" table:style-name="ce7">
            <text:p>274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Тюлене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75" table:style-name="ce7">
            <text:p>275</text:p>
          </table:table-cell>
          <table:table-cell office:value-type="string" table:style-name="ce7">
            <text:p>Борский</text:p>
          </table:table-cell>
          <table:table-cell office:value-type="string" table:style-name="ce7">
            <text:p>СП Усманка</text:p>
          </table:table-cell>
          <table:table-cell office:value-type="string" table:style-name="ce7">
            <text:p>с. Усман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number-rows-repeated="1048300" table:style-name="ro2">
          <table:table-cell table:number-columns-repeated="16384"/>
        </table:table-row>
      </table:table>
      <table:database-ranges>
        <table:database-range table:target-range-address="Борский.E266:Борский.E27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Полотцева Оксана Федоровна</dc:creator>
    <meta:creation-date>2019-06-03T08:41:39Z</meta:creation-date>
    <dc:date>2019-10-23T10:23:04Z</dc:date>
    <meta:print-date>2019-09-03T05:33:55Z</meta:print-date>
    <meta:editing-cycles>7</meta:editing-cycles>
    <meta:editing-duration>PT14029S</meta:editing-duration>
  </office:meta>
</office:document-meta>
</file>